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0.5pt" style:font-size-complex="12pt"/>
    </style:style>
    <style:style style:name="P2" style:family="paragraph" style:parent-style-name="Standard">
      <style:text-properties fo:font-size="12pt" officeooo:rsid="00058bfc" officeooo:paragraph-rsid="00058bfc" style:font-size-asian="10.5pt" style:font-size-complex="12pt"/>
    </style:style>
    <style:style style:name="P3" style:family="paragraph" style:parent-style-name="Standard">
      <style:text-properties fo:font-size="12pt" officeooo:rsid="00077b7a" officeooo:paragraph-rsid="00077b7a"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threading is a system in which many threads are created from a process through which the computer power is increased. In multithreading, CPU is provided in order to execute many threads from a process at a time, and in multithreading, process creation is performed according to cost. Unlike multitasking, multithreading provides the same memory and resources to the processes for execution.</text:p>
      <text:p text:style-name="P1"/>
      <text:p text:style-name="P1"/>
      <text:p text:style-name="P1"/>
      <text:p text:style-name="P1"/>
      <text:p text:style-name="P1">Multitasking is when a CPU is provided to execute multiple tasks at a time. Multitasking involves often CPU switching between the tasks, so that users can collaborate with each program together. Unlike multithreading, In multitasking, the processes share separate memory and resources. As multitasking involves CPU switching between the tasks rapidly, So the little time is needed in order to switch from the one user to next.</text:p>
      <text:p text:style-name="P1"/>
      <text:p text:style-name="P1">Threads can be given different priorities from 1 to 10. The thread with more priority is given first preference <text:s/>by the thread scheduler to allocate microprocessor time, than the thread with less priority.</text:p>
      <text:p text:style-name="P1"/>
      <text:p text:style-name="P1"><text:s text:c="3"/>There are two methods that support priorities in Thread class.</text:p>
      <text:p text:style-name="P1"/>
      <text:p text:style-name="P1"><text:s text:c="10"/>1. <text:s/>with setPriority(int) method, we can set a priority to a thread.</text:p>
      <text:p text:style-name="P1"/>
      <text:p text:style-name="P1"><text:s text:c="10"/>2. with getPriority() we can retrieve the priority of a thread.</text:p>
      <text:p text:style-name="P1"/>
      <text:p text:style-name="P1"><text:s text:c="10"/>To give priorities, the Thread class defines three constant variables(called symbolic constants) as follows:</text:p>
      <text:p text:style-name="P1"/>
      <text:p text:style-name="P1"><text:s text:c="5"/>public static final int MIN_PRIORITY = 1;</text:p>
      <text:p text:style-name="P1"><text:s text:c="5"/>public static final int NORM_PRIORITY = 5;</text:p>
      <text:p text:style-name="P1"><text:s text:c="5"/>public static final int MAX_PRIORITY = 10;</text:p>
      <text:p text:style-name="P1"/>
      <text:p text:style-name="P1"><text:s text:c="11"/>If we do not set a priority for a thread, JVM gives a default priority of 5 (called normal priority).</text:p>
      <text:p text:style-name="P1"/>
      <text:p text:style-name="P1"><text:s text:c="6"/>The following program explains how to use above methods and constants.</text:p>
      <text:p text:style-name="P1"/>
      <text:p text:style-name="P1">*/</text:p>
      <text:p text:style-name="P1"/>
      <text:p text:style-name="P1">// Aim: to give priorities to <text:s/>threads and to observe that the thread with more priority executes earlier than the thread with less priority.</text:p>
      <text:p text:style-name="P1"/>
      <text:p text:style-name="P1">public class PriorityDemo extends Thread</text:p>
      <text:p text:style-name="P1">{</text:p>
      <text:p text:style-name="P1"><text:s text:c="6"/>public void run( )</text:p>
      <text:p text:style-name="P1"><text:s text:c="6"/>{</text:p>
      <text:p text:style-name="P1"><text:s text:c="8"/>for(int i = 0; i &lt; 10; i++)</text:p>
      <text:p text:style-name="P1"><text:s text:c="8"/>{</text:p>
      <text:p text:style-name="P1"><text:s text:c="14"/>System.out.println(this.getName( ) + ": " + i);</text:p>
      <text:p text:style-name="P1"><text:s text:c="7"/>} <text:s text:c="7"/></text:p>
      <text:p text:style-name="P1"><text:s text:c="5"/>}</text:p>
      <text:p text:style-name="P1"/>
      <text:p text:style-name="P1"><text:soft-page-break/><text:s text:c="5"/>public static void main(String args[])</text:p>
      <text:p text:style-name="P1"><text:s text:c="5"/>{</text:p>
      <text:p text:style-name="P1"><text:s text:c="8"/>PriorityDemo pd1 = new PriorityDemo();</text:p>
      <text:p text:style-name="P1"><text:s text:c="8"/>PriorityDemo pd2 = new PriorityDemo( ); <text:s text:c="4"/></text:p>
      <text:p text:style-name="P1"/>
      <text:p text:style-name="P1"><text:s text:c="41"/>// setting priorities <text:s text:c="6"/></text:p>
      <text:p text:style-name="P1"><text:s text:c="7"/>pd1.setPriority(Thread.MAX_PRIORITY-2); // 8</text:p>
      <text:p text:style-name="P1"><text:s text:c="8"/>pd2.setPriority(Thread.MIN_PRIORITY+2); // 3</text:p>
      <text:p text:style-name="P1"/>
      <text:p text:style-name="P1"><text:s text:c="32"/>// setting the names</text:p>
      <text:p text:style-name="P1">pd1.setName("More"); <text:s text:c="4"/>// for 8 <text:s/>thread </text:p>
      <text:p text:style-name="P1">pd2.setName("Less"); <text:s text:c="6"/>// for 3 thread <text:s text:c="2"/></text:p>
      <text:p text:style-name="P1"/>
      <text:p text:style-name="P1"><text:s text:c="25"/>// to retrieve the priorities</text:p>
      <text:p text:style-name="P1">System.out.println("More Priority is " +pd1.getPriority()); <text:s text:c="78"/>// prints 8</text:p>
      <text:p text:style-name="P1"/>
      <text:p text:style-name="P1">System.out.println("Less Priority is " + pd2.getPriority()); <text:s text:c="83"/>// prints 3</text:p>
      <text:p text:style-name="P1"/>
      <text:p text:style-name="P1">pd2.start(); // wantedly pd2 is started first</text:p>
      <text:p text:style-name="P1">pd1.start(); <text:s text:c="3"/></text:p>
      <text:p text:style-name="P1"><text:s text:c="3"/>}</text:p>
      <text:p text:style-name="P1">} <text:s text:c="14"/>// you can use join() method also</text:p>
      <text:p text:style-name="P1"/>
      <text:p text:style-name="P1"/>
      <text:p text:style-name="P1">/*</text:p>
      <text:p text:style-name="P1"><text:s text:c="9"/>The above for loop can replaced as follows:</text:p>
      <text:p text:style-name="P1"/>
      <text:p text:style-name="P1"><text:s/>for(int i = 0; i &lt; 10; i++)</text:p>
      <text:p text:style-name="P1">{</text:p>
      <text:p text:style-name="P1"><text:s text:c="11"/>Thread t = Thread.currentThread();</text:p>
      <text:p text:style-name="P1"><text:s text:c="12"/>String name = t.getName();</text:p>
      <text:p text:style-name="P1"><text:s text:c="12"/>System.out.println(name + ": " + i);</text:p>
      <text:p text:style-name="P1"><text:s/>}</text:p>
      <text:p text:style-name="P1"/>
      <text:p text:style-name="P1">*/</text:p>
      <text:p text:style-name="P1"/>
      <text:p text:style-name="P2">Input and Output File Handling</text:p>
      <text:p text:style-name="P2"/>
      <text:p text:style-name="P2">InputStream – This depicts the flow of bytes from data source to the programs memory.</text:p>
      <text:p text:style-name="P2">OutputStream – This depicts the flow of bytes from <text:s/>the programs memory to the destination data store.</text:p>
      <text:p text:style-name="P2">Java views these streams in terms of objects that will perform different operations on the streams through their method calls.</text:p>
      <text:p text:style-name="P2">Two basic operations <text:s/>involved are </text:p>
      <text:p text:style-name="P2">Read from input stream</text:p>
      <text:p text:style-name="P2">Write to output stream</text:p>
      <text:p text:style-name="P2"/>
      <text:p text:style-name="P2"/>
      <text:p text:style-name="P3">Applet</text:p>
      <text:p text:style-name="P3"><text:soft-page-break/>Applet is an application designed to be transmitted over the internet &amp; executed by a Java-compatible web browser.</text:p>
      <text:p text:style-name="P3">Applets are small applications that are accessed on a Internet server, transported over the Internet, automatically installed &amp; run as part of a web document.</text:p>
      <text:p text:style-name="P3"/>
      <text:p text:style-name="P3">Applet can’t read / write files on user’s file system.</text:p>
      <text:p text:style-name="P3">Applet can’t communicate with an internet site other than the one that served the web page that included the applet.</text:p>
      <text:p text:style-name="P3">Applet can never run any executable program.</text:p>
      <text:p text:style-name="P3">All windows popped by an applet carry a warning message.</text:p>
      <text:p text:style-name="P3">Applet can never find any info about the local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5T09:56:58.396702012</meta:creation-date>
    <dc:date>2021-06-05T15:52:45.717360725</dc:date>
    <meta:editing-duration>PT5H45M34S</meta:editing-duration>
    <meta:editing-cycles>4</meta:editing-cycles>
    <meta:generator>LibreOffice/6.0.7.3$Linux_X86_64 LibreOffice_project/00m0$Build-3</meta:generator>
    <meta:document-statistic meta:table-count="0" meta:image-count="0" meta:object-count="0" meta:page-count="3" meta:paragraph-count="64" meta:word-count="596" meta:character-count="4204" meta:non-whitespace-character-count="3143"/>
  </office:meta>
</office:document-meta>
</file>